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91e9" officeooo:paragraph-rsid="000891e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891e9" officeooo:paragraph-rsid="000891e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891e9" officeooo:paragraph-rsid="000891e9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 Industry Employment Specialist</text:p>
      <text:p text:style-name="P1"/>
      <text:p text:style-name="P2">Sales/Marketing</text:p>
      <text:p text:style-name="P3">Floyd Barney</text:p>
      <text:p text:style-name="P3">1-520-586-9673</text:p>
      <text:p text:style-name="P1"><text:a xlink:type="simple" xlink:href="mailto:floydbarney@gmail.com" text:style-name="Internet_20_link" text:visited-style-name="Visited_20_Internet_20_Link"><text:span text:style-name="T1">floydbarney@gmail.com</text:span></text:a></text:p>
      <text:p text:style-name="P1"/>
      <text:p text:style-name="P2">Auto Body Technician</text:p>
      <text:p text:style-name="P3">Mikey Ramirez</text:p>
      <text:p text:style-name="P3">1-520-586-2316</text:p>
      <text:p text:style-name="P1"><text:a xlink:type="simple" xlink:href="mailto:mikeyramirez@gmail.com" text:style-name="Internet_20_link" text:visited-style-name="Visited_20_Internet_20_Link"><text:span text:style-name="T1">mikeyramirez@gmail.com</text:span></text:a></text:p>
      <text:p text:style-name="P1"/>
      <text:p text:style-name="P2">Diesel Technician</text:p>
      <text:p text:style-name="P3">Matt Ramirez</text:p>
      <text:p text:style-name="P3">1-520-221-6969</text:p>
      <text:p text:style-name="P1"><text:a xlink:type="simple" xlink:href="mailto:mattramirez@gmail.com" text:style-name="Internet_20_link" text:visited-style-name="Visited_20_Internet_20_Link"><text:span text:style-name="T1">mattramirez@gmail.com</text:span></text:a></text:p>
      <text:p text:style-name="P1"/>
      <text:p text:style-name="P2">General Technician</text:p>
      <text:p text:style-name="P3">Dane Green</text:p>
      <text:p text:style-name="P3">1-520-586-1324</text:p>
      <text:p text:style-name="P1"><text:a xlink:type="simple" xlink:href="mailto:danegreen@gmail.com" text:style-name="Internet_20_link" text:visited-style-name="Visited_20_Internet_20_Link"><text:span text:style-name="T1">danegreen@gmail.com</text:span></text:a></text:p>
      <text:p text:style-name="P1"/>
      <text:p text:style-name="P2">Tire Specialist</text:p>
      <text:p text:style-name="P3">Matthew Kilpatrick</text:p>
      <text:p text:style-name="P3">1-520-221-1985</text:p>
      <text:p text:style-name="P1"><text:a xlink:type="simple" xlink:href="mailto:matthewkilpatick@gmail.com" text:style-name="Internet_20_link" text:visited-style-name="Visited_20_Internet_20_Link"><text:span text:style-name="T1">matthewkilpatick@gmail.com</text:span></text:a></text:p>
      <text:p text:style-name="P1"/>
      <text:p text:style-name="P2">Engineering</text:p>
      <text:p text:style-name="P3">David Kilpatrick</text:p>
      <text:p text:style-name="P3">1-520-221-1987</text:p>
      <text:p text:style-name="P1"><text:a xlink:type="simple" xlink:href="mailto:davidkilpatrick@gmail.com" text:style-name="Internet_20_link" text:visited-style-name="Visited_20_Internet_20_Link"><text:span text:style-name="T1">davidkilpatrick@gmail.com</text:span></text:a></text:p>
      <text:p text:style-name="P1"/>
      <text:p text:style-name="P2">Wrecking Industry</text:p>
      <text:p text:style-name="P3">Tim Kilpatrick</text:p>
      <text:p text:style-name="P3">1-520-586-9531</text:p>
      <text:p text:style-name="P1"><text:a xlink:type="simple" xlink:href="mailto:timkilpatrick@gmail.com" text:style-name="Internet_20_link" text:visited-style-name="Visited_20_Internet_20_Link"><text:span text:style-name="T1">timkilpatrick@gmail.com</text:span></text:a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8:27:44.051000000</meta:creation-date>
    <dc:date>2021-01-06T11:14:30.365000000</dc:date>
    <meta:editing-duration>PT11M25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2" meta:paragraph-count="29" meta:word-count="45" meta:character-count="498" meta:non-whitespace-character-count="482"/>
  </office:meta>
</office:document-meta>
</file>